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6pt" fo:language="zxx" fo:country="none" officeooo:rsid="00173deb" officeooo:paragraph-rsid="00173deb" style:font-size-asian="14pt" style:language-asian="zxx" style:country-asian="none" style:font-size-complex="16pt" style:language-complex="zxx" style:country-complex="none"/>
    </style:style>
    <style:style style:name="P2" style:family="paragraph" style:parent-style-name="Standard" style:list-style-name="L1">
      <style:text-properties fo:font-size="16pt" fo:language="zxx" fo:country="none" officeooo:rsid="00173deb" officeooo:paragraph-rsid="00173deb" style:font-size-asian="14pt" style:language-asian="zxx" style:country-asian="none" style:font-size-complex="16pt" style:language-complex="zxx" style:country-complex="none"/>
    </style:style>
    <style:style style:name="T1" style:family="text">
      <style:text-properties fo:color="#c9211e" loext:opacity="100%"/>
    </style:style>
    <style:style style:name="T2" style:family="text">
      <style:text-properties fo:color="#000000" loext:opacity="100%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égager les caractéristiques formelles de ce portrait: fond, les élément récurrent:</text:p>
      <text:list xml:id="list3796500224" text:style-name="L1">
        <text:list-item>
          <text:p text:style-name="P2">Titre attirant (insulte : Motherfuckers, jeu de mot: un nouveau guépard(un nouveau dépard))</text:p>
        </text:list-item>
        <text:list-item>
          <text:p text:style-name="P2">premier petit parragraphe de présentation de la personne: pour la situer avec le nom en <text:span text:style-name="T1">rouge </text:span><text:span text:style-name="T2">et nous dire pourquoi on l'interview</text:span></text:p>
        </text:list-item>
        <text:list-item>
          <text:p text:style-name="P2">photo milieu gauche</text:p>
        </text:list-item>
        <text:list-item>
          <text:p text:style-name="P2">écrit portrait (encadré)</text:p>
        </text:list-item>
        <text:list-item>
          <text:p text:style-name="P2">milieu droite info clé personne: date de naissance...</text:p>
        </text:list-item>
        <text:list-item>
          <text:p text:style-name="P2">bas droite: nom du photographe et le rédacteur.</text:p>
        </text:list-item>
        <text:list-item>
          <text:p text:style-name="P2">La rédaction est comme si on s'addressait à nous quand on nous présente la personne. </text:p>
        </text:list-item>
        <text:list-item>
          <text:p text:style-name="P2">Langage courant voir famillier.</text:p>
        </text:list-item>
        <text:list-item>
          <text:p text:style-name="P2">Parle au nom du journale "afin de pas nous faire des ennemis".</text:p>
        </text:list-item>
        <text:list-item>
          <text:p text:style-name="P2">Raconte selon le point de vue du journaliste, ce qu'il a vécu, son sentiment.</text:p>
        </text:list-item>
        <text:list-item>
          <text:p text:style-name="P2">Citation de leur interview </text:p>
        </text:list-item>
        <text:list-item>
          <text:p text:style-name="P2">parle de pourquoi on les interview ex (ses polards, sa chanson...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0:35:27.111485533</meta:creation-date>
    <dc:date>2023-09-13T10:58:04.601041190</dc:date>
    <meta:editing-duration>PT22M3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40" meta:character-count="807" meta:non-whitespace-character-count="690"/>
  </office:meta>
</office:document-meta>
</file>